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43e9b"/>
    </style:style>
    <style:style style:name="P2" style:family="paragraph" style:parent-style-name="Standard">
      <style:paragraph-properties fo:text-align="start" style:justify-single-word="false"/>
      <style:text-properties officeooo:rsid="00043e9b" officeooo:paragraph-rsid="000440ac"/>
    </style:style>
    <style:style style:name="P3" style:family="paragraph" style:parent-style-name="Standard">
      <style:paragraph-properties fo:text-align="start" style:justify-single-word="false"/>
      <style:text-properties officeooo:paragraph-rsid="00043e9b"/>
    </style:style>
    <style:style style:name="P4" style:family="paragraph" style:parent-style-name="Standard">
      <style:text-properties fo:font-size="18pt" officeooo:paragraph-rsid="00043e9b" style:font-size-asian="18pt" style:font-size-complex="18pt"/>
    </style:style>
    <style:style style:name="P5" style:family="paragraph" style:parent-style-name="Standard">
      <style:paragraph-properties fo:text-align="start" style:justify-single-word="false"/>
      <style:text-properties officeooo:rsid="000440ac" officeooo:paragraph-rsid="000440ac"/>
    </style:style>
    <style:style style:name="P6" style:family="paragraph" style:parent-style-name="Standard">
      <style:paragraph-properties fo:text-align="center" style:justify-single-word="false"/>
      <style:text-properties fo:font-size="26pt" officeooo:paragraph-rsid="00043e9b" style:font-size-asian="26pt" style:font-size-complex="48pt"/>
    </style:style>
    <style:style style:name="P7" style:family="paragraph" style:parent-style-name="Standard">
      <style:text-properties fo:font-size="14pt" officeooo:paragraph-rsid="00043e9b" style:font-size-asian="14pt"/>
    </style:style>
    <style:style style:name="P8" style:family="paragraph" style:parent-style-name="Standard">
      <style:paragraph-properties fo:text-align="start" style:justify-single-word="false"/>
      <style:text-properties fo:font-size="14pt" officeooo:paragraph-rsid="00043e9b" style:font-size-asian="14pt" style:font-size-complex="48pt"/>
    </style:style>
    <style:style style:name="P9" style:family="paragraph" style:parent-style-name="Standard">
      <style:paragraph-properties fo:text-align="start" style:justify-single-word="false"/>
      <style:text-properties fo:font-size="14pt" officeooo:rsid="00043e9b" officeooo:paragraph-rsid="00043e9b" style:font-size-asian="14pt" style:font-size-complex="48pt"/>
    </style:style>
    <style:style style:name="P10" style:family="paragraph" style:parent-style-name="Standard">
      <style:paragraph-properties fo:text-align="start" style:justify-single-word="false"/>
      <style:text-properties fo:font-size="14pt" officeooo:rsid="00043e9b" officeooo:paragraph-rsid="00306ac7" style:font-size-asian="14pt" style:font-size-complex="48pt"/>
    </style:style>
    <style:style style:name="P11" style:family="paragraph" style:parent-style-name="Standard">
      <style:paragraph-properties fo:text-align="start" style:justify-single-word="false"/>
      <style:text-properties fo:font-size="14pt" officeooo:rsid="00043e9b" officeooo:paragraph-rsid="00043e9b" style:font-size-asian="14pt" style:font-size-complex="18pt"/>
    </style:style>
    <style:style style:name="P12" style:family="paragraph" style:parent-style-name="Standard">
      <style:paragraph-properties fo:text-align="start" style:justify-single-word="false"/>
      <style:text-properties fo:font-size="14pt" officeooo:rsid="00043e9b" officeooo:paragraph-rsid="000440ac" style:font-size-asian="14pt" style:font-size-complex="18pt"/>
    </style:style>
    <style:style style:name="P13" style:family="paragraph" style:parent-style-name="Standard">
      <style:paragraph-properties fo:text-align="start" style:justify-single-word="false"/>
      <style:text-properties fo:font-size="14pt" officeooo:rsid="000440ac" officeooo:paragraph-rsid="000440ac" style:font-size-asian="14pt" style:font-size-complex="18pt"/>
    </style:style>
    <style:style style:name="P14" style:family="paragraph" style:parent-style-name="Standard">
      <style:text-properties fo:font-size="14pt" officeooo:paragraph-rsid="0009acc5" style:font-size-asian="14pt" style:font-size-complex="20pt"/>
    </style:style>
    <style:style style:name="P15" style:family="paragraph" style:parent-style-name="Standard">
      <style:text-properties fo:font-size="14pt" officeooo:paragraph-rsid="000b97e2" style:font-size-asian="14pt" style:font-size-complex="20pt"/>
    </style:style>
    <style:style style:name="P16" style:family="paragraph" style:parent-style-name="Standard">
      <style:text-properties fo:font-size="14pt" officeooo:paragraph-rsid="0007483b" style:font-size-asian="14pt" style:font-size-complex="20pt"/>
    </style:style>
    <style:style style:name="P17" style:family="paragraph" style:parent-style-name="Standard">
      <style:text-properties fo:font-size="14pt" officeooo:rsid="00084b3e" officeooo:paragraph-rsid="00084b3e" style:font-size-asian="14pt" style:font-size-complex="20pt"/>
    </style:style>
    <style:style style:name="P18" style:family="paragraph" style:parent-style-name="Standard">
      <style:text-properties fo:font-size="14pt" officeooo:paragraph-rsid="000b5e44" style:font-size-asian="14pt" style:font-size-complex="20pt"/>
    </style:style>
    <style:style style:name="P19" style:family="paragraph" style:parent-style-name="Standard">
      <style:text-properties fo:font-size="14pt" officeooo:rsid="001f2ccc" officeooo:paragraph-rsid="000b97e2" style:font-size-asian="14pt" style:font-size-complex="20pt"/>
    </style:style>
    <style:style style:name="P20" style:family="paragraph" style:parent-style-name="Standard">
      <style:text-properties fo:font-size="14pt" officeooo:paragraph-rsid="0009acc5" style:font-size-asian="14pt" style:font-size-complex="14pt"/>
    </style:style>
    <style:style style:name="P21" style:family="paragraph" style:parent-style-name="Standard">
      <style:text-properties fo:font-size="14pt" officeooo:paragraph-rsid="0007483b" style:font-size-asian="14pt"/>
    </style:style>
    <style:style style:name="P22" style:family="paragraph" style:parent-style-name="Standard">
      <style:text-properties fo:font-size="14pt" officeooo:rsid="0007483b" officeooo:paragraph-rsid="0007483b" style:font-size-asian="14pt"/>
    </style:style>
    <style:style style:name="P23" style:family="paragraph" style:parent-style-name="Standard">
      <style:text-properties fo:font-size="14pt" officeooo:rsid="00084b3e" officeooo:paragraph-rsid="0007483b" style:font-size-asian="14pt"/>
    </style:style>
    <style:style style:name="P24" style:family="paragraph" style:parent-style-name="Standard">
      <style:text-properties fo:font-size="14pt" officeooo:rsid="00084b3e" officeooo:paragraph-rsid="00084b3e" style:font-size-asian="14pt"/>
    </style:style>
    <style:style style:name="P25" style:family="paragraph" style:parent-style-name="Standard">
      <style:paragraph-properties fo:text-align="start" style:justify-single-word="false"/>
      <style:text-properties fo:font-size="14pt" fo:font-style="italic" officeooo:rsid="00043e9b" officeooo:paragraph-rsid="00043e9b" style:font-size-asian="14pt" style:font-style-asian="italic" style:font-size-complex="18pt" style:font-style-complex="italic"/>
    </style:style>
    <style:style style:name="P26" style:family="paragraph" style:parent-style-name="Standard">
      <style:text-properties fo:font-size="14pt" fo:font-style="normal" officeooo:rsid="00043e9b" officeooo:paragraph-rsid="000b97e2" style:font-size-asian="14pt" style:font-style-asian="normal" style:font-size-complex="20pt" style:font-style-complex="normal"/>
    </style:style>
    <style:style style:name="P27" style:family="paragraph" style:parent-style-name="Standard">
      <style:text-properties fo:font-size="14pt" fo:font-style="normal" officeooo:rsid="00137f90" officeooo:paragraph-rsid="00137f90" style:font-size-asian="14pt" style:font-style-asian="normal" style:font-size-complex="20pt" style:font-style-complex="normal"/>
    </style:style>
    <style:style style:name="P28" style:family="paragraph" style:parent-style-name="Standard">
      <style:text-properties fo:font-size="14pt" fo:font-style="normal" officeooo:rsid="00043e9b" officeooo:paragraph-rsid="000b97e2" style:font-size-asian="14pt" style:font-style-asian="normal" style:font-size-complex="14pt" style:font-style-complex="normal"/>
    </style:style>
    <style:style style:name="P29" style:family="paragraph" style:parent-style-name="Standard">
      <style:text-properties fo:font-size="20pt" fo:font-weight="bold" officeooo:paragraph-rsid="00043e9b" style:font-size-asian="20pt" style:font-weight-asian="bold"/>
    </style:style>
    <style:style style:name="P30" style:family="paragraph" style:parent-style-name="Standard">
      <style:text-properties officeooo:paragraph-rsid="0007483b"/>
    </style:style>
    <style:style style:name="P31" style:family="paragraph" style:parent-style-name="Standard">
      <style:text-properties officeooo:paragraph-rsid="00084b3e"/>
    </style:style>
    <style:style style:name="P32" style:family="paragraph" style:parent-style-name="Standard">
      <style:text-properties officeooo:paragraph-rsid="000b5e44"/>
    </style:style>
    <style:style style:name="P33" style:family="paragraph" style:parent-style-name="Standard">
      <style:text-properties officeooo:paragraph-rsid="000b97e2"/>
    </style:style>
    <style:style style:name="P34" style:family="paragraph" style:parent-style-name="Standard">
      <style:text-properties fo:font-size="24pt" fo:font-weight="bold" officeooo:paragraph-rsid="00043e9b" style:font-size-asian="24pt" style:font-weight-asian="bold" style:font-size-complex="24pt"/>
    </style:style>
    <style:style style:name="P35" style:family="paragraph" style:parent-style-name="Standard">
      <style:paragraph-properties fo:text-align="center" style:justify-single-word="false"/>
      <style:text-properties fo:font-size="48pt" fo:font-weight="bold" officeooo:rsid="00043e9b" officeooo:paragraph-rsid="00043e9b" style:font-size-asian="48pt" style:font-weight-asian="bold" style:font-size-complex="48pt" style:font-weight-complex="bold"/>
    </style:style>
    <style:style style:name="P36" style:family="paragraph" style:parent-style-name="Standard">
      <style:text-properties officeooo:paragraph-rsid="00383a62"/>
    </style:style>
    <style:style style:name="P37" style:family="paragraph" style:parent-style-name="Standard">
      <style:paragraph-properties fo:margin-left="0cm" fo:margin-right="0cm" fo:text-indent="0.635cm" style:auto-text-indent="false"/>
      <style:text-properties officeooo:paragraph-rsid="00055064"/>
    </style:style>
    <style:style style:name="P38" style:family="paragraph" style:parent-style-name="Standard">
      <style:paragraph-properties fo:margin-left="0cm" fo:margin-right="0cm" fo:text-indent="0.635cm" style:auto-text-indent="false"/>
      <style:text-properties fo:font-size="14pt" officeooo:rsid="00055064" officeooo:paragraph-rsid="00055064" style:font-size-asian="14pt"/>
    </style:style>
    <style:style style:name="P39" style:family="paragraph" style:parent-style-name="Standard">
      <style:paragraph-properties fo:margin-left="0cm" fo:margin-right="0cm" fo:text-indent="0.635cm" style:auto-text-indent="false"/>
      <style:text-properties fo:font-size="14pt" officeooo:rsid="0007483b" officeooo:paragraph-rsid="0007483b" style:font-size-asian="14pt"/>
    </style:style>
    <style:style style:name="P40" style:family="paragraph" style:parent-style-name="Standard">
      <style:paragraph-properties fo:margin-left="0cm" fo:margin-right="0cm" fo:text-indent="0.635cm" style:auto-text-indent="false"/>
      <style:text-properties fo:font-size="14pt" officeooo:rsid="0007483b" officeooo:paragraph-rsid="00084b3e" style:font-size-asian="14pt"/>
    </style:style>
    <style:style style:name="P41" style:family="paragraph" style:parent-style-name="Standard">
      <style:paragraph-properties fo:margin-left="0cm" fo:margin-right="0cm" fo:text-align="start" style:justify-single-word="false" fo:text-indent="0.635cm" style:auto-text-indent="false"/>
      <style:text-properties fo:font-size="14pt" officeooo:rsid="0007483b" officeooo:paragraph-rsid="00084b3e" style:font-size-asian="14pt"/>
    </style:style>
    <style:style style:name="P42" style:family="paragraph" style:parent-style-name="Standard">
      <style:paragraph-properties fo:margin-left="0cm" fo:margin-right="0cm" fo:text-indent="0.635cm" style:auto-text-indent="false"/>
      <style:text-properties fo:font-size="14pt" officeooo:rsid="00043e9b" officeooo:paragraph-rsid="00084b3e" style:font-size-asian="14pt" style:font-size-complex="18pt"/>
    </style:style>
    <style:style style:name="P43" style:family="paragraph" style:parent-style-name="Standard">
      <style:paragraph-properties fo:margin-left="0cm" fo:margin-right="0cm" fo:text-indent="0.635cm" style:auto-text-indent="false"/>
      <style:text-properties officeooo:paragraph-rsid="000b97e2"/>
    </style:style>
    <style:style style:name="P44" style:family="paragraph" style:parent-style-name="Standard">
      <style:paragraph-properties fo:margin-left="0cm" fo:margin-right="0cm" fo:text-align="start" style:justify-single-word="false" fo:text-indent="0cm" style:auto-text-indent="false"/>
      <style:text-properties fo:font-size="14pt" officeooo:rsid="00043e9b" officeooo:paragraph-rsid="0007483b" style:font-size-asian="14pt" style:font-size-complex="18pt"/>
    </style:style>
    <style:style style:name="P45" style:family="paragraph" style:parent-style-name="Standard">
      <style:paragraph-properties fo:margin-left="0cm" fo:margin-right="0cm" fo:text-indent="0cm" style:auto-text-indent="false"/>
      <style:text-properties fo:font-size="14pt" officeooo:rsid="0007483b" officeooo:paragraph-rsid="0007483b" style:font-size-asian="14pt"/>
    </style:style>
    <style:style style:name="P46" style:family="paragraph" style:parent-style-name="Standard">
      <style:paragraph-properties fo:margin-left="0cm" fo:margin-right="0cm" fo:text-indent="0cm" style:auto-text-indent="false"/>
      <style:text-properties fo:font-size="14pt" fo:font-style="italic" officeooo:rsid="00043e9b" officeooo:paragraph-rsid="00084b3e" style:font-size-asian="14pt" style:font-style-asian="italic" style:font-size-complex="18pt" style:font-style-complex="italic"/>
    </style:style>
    <style:style style:name="P47" style:family="paragraph" style:parent-style-name="Standard">
      <style:paragraph-properties fo:margin-left="0cm" fo:margin-right="0cm" fo:text-indent="0cm" style:auto-text-indent="false"/>
      <style:text-properties fo:font-size="14pt" fo:font-style="italic" officeooo:rsid="00043e9b" officeooo:paragraph-rsid="000b97e2" style:font-size-asian="14pt" style:font-style-asian="italic" style:font-size-complex="18pt" style:font-style-complex="italic"/>
    </style:style>
    <style:style style:name="P48" style:family="paragraph" style:parent-style-name="Standard">
      <style:paragraph-properties fo:margin-left="0cm" fo:margin-right="0cm" fo:text-indent="0cm" style:auto-text-indent="false"/>
      <style:text-properties fo:font-size="14pt" fo:font-style="italic" officeooo:rsid="00043e9b" officeooo:paragraph-rsid="000dc05c" style:font-size-asian="14pt" style:font-style-asian="italic" style:font-size-complex="18pt" style:font-style-complex="italic"/>
    </style:style>
    <style:style style:name="P49" style:family="paragraph" style:parent-style-name="Standard">
      <style:paragraph-properties fo:margin-left="0cm" fo:margin-right="0cm" fo:text-indent="0cm" style:auto-text-indent="false"/>
      <style:text-properties fo:font-size="14pt" fo:font-style="normal" officeooo:rsid="00043e9b" officeooo:paragraph-rsid="0009acc5" style:font-size-asian="14pt" style:font-style-asian="normal" style:font-size-complex="14pt" style:font-style-complex="normal"/>
    </style:style>
    <style:style style:name="P50" style:family="paragraph" style:parent-style-name="Standard">
      <style:paragraph-properties fo:margin-left="0cm" fo:margin-right="0cm" fo:text-indent="0cm" style:auto-text-indent="false"/>
      <style:text-properties fo:font-size="14pt" fo:font-style="normal" officeooo:rsid="00043e9b" officeooo:paragraph-rsid="000b97e2" style:font-size-asian="14pt" style:font-style-asian="normal" style:font-size-complex="14pt" style:font-style-complex="normal"/>
    </style:style>
    <style:style style:name="P51" style:family="paragraph" style:parent-style-name="Standard">
      <style:paragraph-properties fo:margin-left="0cm" fo:margin-right="0cm" fo:text-indent="0cm" style:auto-text-indent="false"/>
      <style:text-properties fo:font-size="14pt" fo:font-style="normal" officeooo:rsid="0011a82d" officeooo:paragraph-rsid="000b97e2" style:font-size-asian="14pt" style:font-style-asian="normal" style:font-size-complex="14pt" style:font-style-complex="normal"/>
    </style:style>
    <style:style style:name="P52" style:family="paragraph" style:parent-style-name="Standard">
      <style:paragraph-properties fo:margin-left="0cm" fo:margin-right="0cm" fo:text-indent="0cm" style:auto-text-indent="false"/>
      <style:text-properties fo:font-style="italic" officeooo:rsid="0007483b" officeooo:paragraph-rsid="0009acc5" style:font-style-asian="italic" style:font-style-complex="italic"/>
    </style:style>
    <style:style style:name="P53" style:family="paragraph" style:parent-style-name="Standard">
      <style:paragraph-properties fo:margin-left="0cm" fo:margin-right="0cm" fo:text-indent="0cm" style:auto-text-indent="false"/>
      <style:text-properties fo:font-style="italic" officeooo:rsid="0007483b" officeooo:paragraph-rsid="0010eb88" style:font-style-asian="italic" style:font-style-complex="italic"/>
    </style:style>
    <style:style style:name="P54" style:family="paragraph" style:parent-style-name="Standard">
      <style:paragraph-properties fo:margin-left="0cm" fo:margin-right="0cm" fo:text-indent="0cm" style:auto-text-indent="false"/>
      <style:text-properties fo:font-style="italic" officeooo:rsid="0007483b" officeooo:paragraph-rsid="002ffb3f" style:font-style-asian="italic" style:font-style-complex="italic"/>
    </style:style>
    <style:style style:name="P55" style:family="paragraph" style:parent-style-name="Standard">
      <style:paragraph-properties fo:margin-left="0cm" fo:margin-right="0cm" fo:text-indent="0cm" style:auto-text-indent="false"/>
      <style:text-properties fo:font-style="italic" officeooo:rsid="0007483b" officeooo:paragraph-rsid="00383a62" style:font-style-asian="italic" style:font-style-complex="italic"/>
    </style:style>
    <style:style style:name="P56" style:family="paragraph" style:parent-style-name="List_20_Paragraph">
      <style:paragraph-properties fo:margin-left="0cm" fo:margin-right="0cm" fo:text-indent="0cm" style:auto-text-indent="false"/>
      <style:text-properties fo:font-size="24pt" style:text-underline-style="solid" style:text-underline-width="auto" style:text-underline-color="font-color" fo:font-weight="bold" officeooo:paragraph-rsid="00084b3e" style:font-size-asian="24pt" style:font-weight-asian="bold" style:font-size-complex="24pt"/>
    </style:style>
    <style:style style:name="P57" style:family="paragraph" style:parent-style-name="List_20_Paragraph">
      <style:paragraph-properties fo:margin-left="0cm" fo:margin-right="0cm" fo:text-indent="0cm" style:auto-text-indent="false"/>
      <style:text-properties fo:font-size="14pt" fo:font-style="normal" officeooo:rsid="00137f90" officeooo:paragraph-rsid="001aa9a2" style:font-size-asian="14pt" style:font-style-asian="normal" style:font-size-complex="20pt" style:font-style-complex="normal"/>
    </style:style>
    <style:style style:name="P58" style:family="paragraph" style:parent-style-name="List_20_Paragraph">
      <style:paragraph-properties fo:margin-left="0cm" fo:margin-right="0cm" fo:text-indent="0cm" style:auto-text-indent="false"/>
      <style:text-properties fo:font-size="14pt" fo:font-style="normal" fo:font-weight="normal" officeooo:rsid="001aa9a2" officeooo:paragraph-rsid="001aa9a2" style:font-size-asian="12.25pt" style:font-style-asian="normal" style:font-weight-asian="normal" style:font-size-complex="14pt" style:font-style-complex="normal" style:font-weight-complex="normal"/>
    </style:style>
    <style:style style:name="P59" style:family="paragraph" style:parent-style-name="List_20_Paragraph">
      <style:paragraph-properties fo:margin-left="0cm" fo:margin-right="0cm" fo:text-indent="0cm" style:auto-text-indent="false"/>
      <style:text-properties fo:font-size="14pt" fo:font-style="normal" fo:font-weight="normal" officeooo:rsid="001c78e2" officeooo:paragraph-rsid="001c78e2" style:font-size-asian="12.25pt" style:font-style-asian="normal" style:font-weight-asian="normal" style:font-size-complex="14pt" style:font-style-complex="normal" style:font-weight-complex="normal"/>
    </style:style>
    <style:style style:name="P60" style:family="paragraph" style:parent-style-name="List_20_Paragraph">
      <style:paragraph-properties fo:margin-left="0cm" fo:margin-right="0cm" fo:text-indent="0cm" style:auto-text-indent="false"/>
      <style:text-properties fo:font-size="14pt" fo:font-style="normal" fo:font-weight="normal" officeooo:rsid="00256f2b" officeooo:paragraph-rsid="00256f2b" style:font-size-asian="12.25pt" style:font-style-asian="normal" style:font-weight-asian="normal" style:font-size-complex="14pt" style:font-style-complex="normal" style:font-weight-complex="normal"/>
    </style:style>
    <style:style style:name="P61" style:family="paragraph" style:parent-style-name="List_20_Paragraph">
      <style:paragraph-properties fo:margin-left="0cm" fo:margin-right="0cm" fo:text-indent="0cm" style:auto-text-indent="false"/>
      <style:text-properties fo:font-size="14pt" fo:font-style="normal" fo:font-weight="normal" officeooo:rsid="00256f2b" officeooo:paragraph-rsid="002838f3" style:font-size-asian="12.25pt" style:font-style-asian="normal" style:font-weight-asian="normal" style:font-size-complex="14pt" style:font-style-complex="normal" style:font-weight-complex="normal"/>
    </style:style>
    <style:style style:name="P62" style:family="paragraph" style:parent-style-name="List_20_Paragraph">
      <style:paragraph-properties fo:margin-left="0cm" fo:margin-right="0cm" fo:text-indent="0cm" style:auto-text-indent="false"/>
      <style:text-properties fo:font-size="14pt" fo:font-style="italic" fo:font-weight="normal" officeooo:rsid="00043e9b" officeooo:paragraph-rsid="00256f2b" style:font-size-asian="14pt" style:font-style-asian="italic" style:font-weight-asian="normal" style:font-size-complex="20pt" style:font-style-complex="italic" style:font-weight-complex="normal"/>
    </style:style>
    <style:style style:name="P63" style:family="paragraph" style:parent-style-name="List_20_Paragraph">
      <style:paragraph-properties fo:margin-left="0cm" fo:margin-right="0cm" fo:text-indent="0cm" style:auto-text-indent="false"/>
      <style:text-properties fo:font-size="20pt" fo:font-style="normal" fo:font-weight="bold" officeooo:rsid="001aa9a2" officeooo:paragraph-rsid="001aa9a2" style:font-size-asian="20pt" style:font-style-asian="normal" style:font-weight-asian="bold" style:font-size-complex="18pt" style:font-style-complex="normal"/>
    </style:style>
    <style:style style:name="P64" style:family="paragraph" style:parent-style-name="List_20_Paragraph">
      <style:paragraph-properties fo:margin-left="0cm" fo:margin-right="0cm" fo:text-indent="0cm" style:auto-text-indent="false"/>
      <style:text-properties officeooo:paragraph-rsid="00324374"/>
    </style:style>
    <style:style style:name="P65" style:family="paragraph" style:parent-style-name="List_20_Paragraph">
      <style:paragraph-properties fo:margin-left="0cm" fo:margin-right="0cm" fo:text-indent="0cm" style:auto-text-indent="false"/>
      <style:text-properties fo:font-variant="normal" fo:text-transform="none" fo:color="#000000" style:font-name="Times New Roman" fo:font-size="14pt" fo:letter-spacing="normal" fo:font-style="normal" fo:font-weight="normal" officeooo:rsid="00324374" officeooo:paragraph-rsid="00324374" style:font-size-asian="14pt" style:font-size-complex="14pt"/>
    </style:style>
    <style:style style:name="P66" style:family="paragraph" style:parent-style-name="Standard">
      <style:paragraph-properties fo:margin-left="0cm" fo:margin-right="0cm" fo:text-indent="1.249cm" style:auto-text-indent="false"/>
      <style:text-properties officeooo:paragraph-rsid="0009acc5"/>
    </style:style>
    <style:style style:name="P67" style:family="paragraph" style:parent-style-name="Standard">
      <style:paragraph-properties fo:margin-left="0cm" fo:margin-right="0cm" fo:text-indent="1.249cm" style:auto-text-indent="false"/>
      <style:text-properties officeooo:paragraph-rsid="000b97e2"/>
    </style:style>
    <style:style style:name="P68" style:family="paragraph" style:parent-style-name="Standard">
      <style:paragraph-properties fo:margin-left="0cm" fo:margin-right="0cm" fo:text-indent="1.249cm" style:auto-text-indent="false"/>
      <style:text-properties fo:font-size="14pt" fo:font-style="normal" officeooo:rsid="00043e9b" officeooo:paragraph-rsid="000b97e2" style:font-size-asian="14pt" style:font-style-asian="normal" style:font-size-complex="20pt" style:font-style-complex="normal"/>
    </style:style>
    <style:style style:name="P69" style:family="paragraph" style:parent-style-name="Standard">
      <style:paragraph-properties fo:margin-left="0cm" fo:margin-right="0cm" fo:text-indent="1.249cm" style:auto-text-indent="false"/>
      <style:text-properties fo:font-size="14pt" fo:font-style="italic" officeooo:rsid="00043e9b" officeooo:paragraph-rsid="000b97e2" style:font-size-asian="14pt" style:font-style-asian="italic" style:font-size-complex="20pt" style:font-style-complex="italic"/>
    </style:style>
    <style:style style:name="P70" style:family="paragraph" style:parent-style-name="List_20_Paragraph">
      <style:text-properties fo:font-size="18pt" officeooo:paragraph-rsid="00043e9b" style:font-size-asian="18pt" style:font-size-complex="18pt"/>
    </style:style>
    <style:style style:name="P71" style:family="paragraph" style:parent-style-name="Standard" style:master-page-name="Standard">
      <style:paragraph-properties fo:text-align="center" style:justify-single-word="false" style:page-number="auto"/>
      <style:text-properties fo:font-size="48pt" fo:font-weight="bold" officeooo:paragraph-rsid="00043e9b" style:font-size-asian="48pt" style:font-weight-asian="bold" style:font-size-complex="48pt" style:font-weight-complex="bold"/>
    </style:style>
    <style:style style:name="P72" style:family="paragraph" style:parent-style-name="Standard">
      <style:text-properties fo:font-size="14pt" officeooo:paragraph-rsid="00383a62" style:font-size-asian="14pt" style:font-size-complex="20pt"/>
    </style:style>
    <style:style style:name="P73" style:family="paragraph" style:parent-style-name="Standard">
      <style:text-properties fo:font-size="14pt" officeooo:rsid="001aa9a2" officeooo:paragraph-rsid="000b97e2" style:font-size-asian="14pt" style:font-size-complex="20pt"/>
    </style:style>
    <style:style style:name="P74" style:family="paragraph" style:parent-style-name="Standard">
      <style:text-properties fo:font-size="14pt" style:text-underline-style="solid" style:text-underline-width="auto" style:text-underline-color="font-color" officeooo:paragraph-rsid="00383a62" style:font-size-asian="14pt" style:font-size-complex="20pt"/>
    </style:style>
    <style:style style:name="P75" style:family="paragraph" style:parent-style-name="Standard">
      <style:paragraph-properties fo:margin-left="0cm" fo:margin-right="0cm" fo:text-indent="0cm" style:auto-text-indent="false"/>
      <style:text-properties fo:font-size="14pt" fo:font-style="italic" officeooo:rsid="00043e9b" officeooo:paragraph-rsid="00383a62" style:font-size-asian="14pt" style:font-style-asian="italic" style:font-size-complex="18pt" style:font-style-complex="italic"/>
    </style:style>
    <style:style style:name="P76" style:family="paragraph" style:parent-style-name="Standard">
      <style:paragraph-properties fo:margin-left="0cm" fo:margin-right="0cm" fo:text-indent="0cm" style:auto-text-indent="false"/>
      <style:text-properties fo:font-size="14pt" fo:font-style="italic" officeooo:rsid="00043e9b" officeooo:paragraph-rsid="0010eb88" style:font-size-asian="14pt" style:font-style-asian="italic" style:font-size-complex="18pt" style:font-style-complex="italic"/>
    </style:style>
    <style:style style:name="P77" style:family="paragraph" style:parent-style-name="Standard">
      <style:paragraph-properties fo:margin-left="0cm" fo:margin-right="0cm" fo:text-align="start" style:justify-single-word="false" fo:text-indent="0cm" style:auto-text-indent="false"/>
      <style:text-properties fo:font-size="14pt" fo:font-style="italic" style:text-underline-style="none" officeooo:rsid="00043e9b" officeooo:paragraph-rsid="00383a62" style:font-size-asian="14pt" style:font-style-asian="italic" style:font-size-complex="20pt" style:font-style-complex="italic"/>
    </style:style>
    <style:style style:name="P78" style:family="paragraph" style:parent-style-name="Standard" style:list-style-name="WWNum2">
      <style:paragraph-properties fo:margin-left="0cm" fo:margin-right="0cm" fo:text-indent="0cm" style:auto-text-indent="false"/>
      <style:text-properties officeooo:paragraph-rsid="000b97e2"/>
    </style:style>
    <style:style style:name="P79" style:family="paragraph" style:parent-style-name="Standard">
      <style:paragraph-properties fo:margin-left="0cm" fo:margin-right="0cm" fo:text-align="start" style:justify-single-word="false" fo:text-indent="0cm" style:auto-text-indent="false"/>
      <style:text-properties fo:font-variant="normal" fo:text-transform="none" fo:color="#000000" style:font-name="Times New Roman" fo:font-size="14pt" fo:letter-spacing="normal" fo:font-style="italic" fo:font-weight="normal" officeooo:rsid="00043e9b" officeooo:paragraph-rsid="0035d7d6" style:font-size-asian="14pt" style:font-size-complex="14pt"/>
    </style:style>
    <style:style style:name="P80" style:family="paragraph" style:parent-style-name="List_20_Paragraph" style:list-style-name="WWNum1">
      <style:text-properties officeooo:paragraph-rsid="00043e9b"/>
    </style:style>
    <style:style style:name="P81" style:family="paragraph" style:parent-style-name="List_20_Paragraph" style:list-style-name="WWNum1">
      <style:text-properties fo:font-size="18pt" officeooo:paragraph-rsid="00043e9b" style:font-size-asian="18pt" style:font-size-complex="18pt"/>
    </style:style>
    <style:style style:name="P82" style:family="paragraph" style:parent-style-name="List_20_Paragraph" style:list-style-name="WWNum1">
      <style:text-properties fo:font-size="18pt" officeooo:rsid="000c764c" officeooo:paragraph-rsid="000c764c" style:font-size-asian="18pt" style:font-size-complex="18pt"/>
    </style:style>
    <style:style style:name="P83" style:family="paragraph" style:parent-style-name="List_20_Paragraph" style:list-style-name="WWNum1">
      <style:text-properties fo:font-size="18pt" officeooo:rsid="001c78e2" officeooo:paragraph-rsid="001c78e2" style:font-size-asian="18pt" style:font-size-complex="18pt"/>
    </style:style>
    <style:style style:name="P84" style:family="paragraph" style:parent-style-name="List_20_Paragraph" style:list-style-name="WWNum2">
      <style:text-properties fo:font-size="20pt" fo:font-weight="bold" officeooo:paragraph-rsid="000440ac" style:font-size-asian="20pt" style:font-weight-asian="bold" style:font-size-complex="20pt"/>
    </style:style>
    <style:style style:name="P85" style:family="paragraph" style:parent-style-name="List_20_Paragraph" style:list-style-name="WWNum2">
      <style:text-properties fo:font-size="20pt" fo:font-weight="bold" officeooo:paragraph-rsid="00055064" style:font-size-asian="20pt" style:font-weight-asian="bold" style:font-size-complex="20pt"/>
    </style:style>
    <style:style style:name="P86" style:family="paragraph" style:parent-style-name="List_20_Paragraph" style:list-style-name="WWNum2">
      <style:text-properties fo:font-size="20pt" fo:font-weight="bold" officeooo:paragraph-rsid="0007483b" style:font-size-asian="20pt" style:font-weight-asian="bold" style:font-size-complex="20pt"/>
    </style:style>
    <style:style style:name="P87" style:family="paragraph" style:parent-style-name="List_20_Paragraph" style:list-style-name="WWNum2">
      <style:paragraph-properties fo:margin-left="0cm" fo:margin-right="0cm" fo:text-indent="0cm" style:auto-text-indent="false"/>
      <style:text-properties fo:font-size="24pt" style:text-underline-style="solid" style:text-underline-width="auto" style:text-underline-color="font-color" fo:font-weight="bold" officeooo:paragraph-rsid="000440ac" style:font-size-asian="24pt" style:font-weight-asian="bold" style:font-size-complex="24pt"/>
    </style:style>
    <style:style style:name="P88" style:family="paragraph" style:parent-style-name="List_20_Paragraph" style:list-style-name="WWNum2">
      <style:paragraph-properties fo:margin-left="0cm" fo:margin-right="0cm" fo:text-indent="0cm" style:auto-text-indent="false"/>
      <style:text-properties fo:font-size="24pt" style:text-underline-style="solid" style:text-underline-width="auto" style:text-underline-color="font-color" fo:font-weight="bold" officeooo:paragraph-rsid="00084b3e" style:font-size-asian="24pt" style:font-weight-asian="bold" style:font-size-complex="24pt"/>
    </style:style>
    <style:style style:name="P89" style:family="paragraph" style:parent-style-name="List_20_Paragraph" style:list-style-name="WWNum2">
      <style:paragraph-properties fo:margin-left="0cm" fo:margin-right="0cm" fo:text-indent="0cm" style:auto-text-indent="false"/>
      <style:text-properties fo:font-size="20pt" style:text-underline-style="solid" style:text-underline-width="auto" style:text-underline-color="font-color" fo:font-weight="bold" officeooo:paragraph-rsid="000440ac" style:font-size-asian="20pt" style:font-weight-asian="bold" style:font-size-complex="20pt"/>
    </style:style>
    <style:style style:name="P90" style:family="paragraph" style:parent-style-name="List_20_Paragraph" style:list-style-name="WWNum2">
      <style:paragraph-properties fo:margin-left="0cm" fo:margin-right="0cm" fo:text-indent="0cm" style:auto-text-indent="false"/>
      <style:text-properties fo:font-size="20pt" fo:font-weight="bold" officeooo:paragraph-rsid="0009acc5" style:font-size-asian="20pt" style:font-weight-asian="bold" style:font-size-complex="18pt"/>
    </style:style>
    <style:style style:name="P91" style:family="paragraph" style:parent-style-name="List_20_Paragraph" style:list-style-name="WWNum2">
      <style:paragraph-properties fo:margin-left="0cm" fo:margin-right="0cm" fo:text-indent="0cm" style:auto-text-indent="false"/>
      <style:text-properties fo:font-size="20pt" fo:font-weight="bold" officeooo:paragraph-rsid="000b97e2" style:font-size-asian="20pt" style:font-weight-asian="bold" style:font-size-complex="18pt"/>
    </style:style>
    <style:style style:name="P92" style:family="paragraph" style:parent-style-name="List_20_Paragraph">
      <style:paragraph-properties fo:margin-left="0cm" fo:margin-right="0cm" fo:text-indent="0cm" style:auto-text-indent="false"/>
      <style:text-properties fo:font-size="20pt" fo:font-weight="bold" officeooo:rsid="000b97e2" officeooo:paragraph-rsid="000b97e2" style:font-size-asian="20pt" style:font-weight-asian="bold" style:font-size-complex="18pt"/>
    </style:style>
    <style:style style:name="P93" style:family="paragraph" style:parent-style-name="List_20_Paragraph" style:list-style-name="WWNum2">
      <style:paragraph-properties fo:margin-left="0cm" fo:margin-right="0cm" fo:text-indent="0cm" style:auto-text-indent="false"/>
      <style:text-properties officeooo:paragraph-rsid="00084b3e"/>
    </style:style>
    <style:style style:name="P94" style:family="paragraph" style:parent-style-name="List_20_Paragraph" style:list-style-name="WWNum2">
      <style:paragraph-properties fo:margin-left="0cm" fo:margin-right="0cm" fo:text-indent="0cm" style:auto-text-indent="false"/>
      <style:text-properties officeooo:paragraph-rsid="0009acc5"/>
    </style:style>
    <style:style style:name="P95" style:family="paragraph" style:parent-style-name="List_20_Paragraph" style:list-style-name="WWNum2">
      <style:paragraph-properties fo:margin-left="0cm" fo:margin-right="0cm" fo:text-indent="0cm" style:auto-text-indent="false"/>
      <style:text-properties officeooo:paragraph-rsid="000b97e2"/>
    </style:style>
    <style:style style:name="P96" style:family="paragraph" style:parent-style-name="List_20_Paragraph">
      <style:paragraph-properties fo:margin-left="0cm" fo:margin-right="0cm" fo:text-indent="0cm" style:auto-text-indent="false"/>
      <style:text-properties fo:font-size="14pt" fo:font-style="normal" fo:font-weight="normal" officeooo:rsid="002838f3" officeooo:paragraph-rsid="00383a62" style:font-size-asian="12.25pt" style:font-style-asian="normal" style:font-weight-asian="normal" style:font-size-complex="14pt" style:font-style-complex="normal" style:font-weight-complex="normal"/>
    </style:style>
    <style:style style:name="P97" style:family="paragraph" style:parent-style-name="List_20_Paragraph">
      <style:paragraph-properties fo:margin-left="0cm" fo:margin-right="0cm" fo:text-indent="0cm" style:auto-text-indent="false"/>
      <style:text-properties fo:font-size="14pt" fo:font-style="normal" fo:font-weight="normal" officeooo:rsid="001aa9a2" officeooo:paragraph-rsid="003a0b56" style:font-size-asian="12.25pt" style:font-style-asian="normal" style:font-weight-asian="normal" style:font-size-complex="14pt" style:font-style-complex="normal" style:font-weight-complex="normal"/>
    </style:style>
    <style:style style:name="T1" style:family="text">
      <style:text-properties fo:font-size="26pt" style:font-size-asian="26pt" style:font-size-complex="48pt"/>
    </style:style>
    <style:style style:name="T2" style:family="text">
      <style:text-properties fo:font-size="26pt" officeooo:rsid="00043e9b" style:font-size-asian="26pt" style:font-size-complex="48pt"/>
    </style:style>
    <style:style style:name="T3" style:family="text">
      <style:text-properties fo:font-size="14pt" style:font-size-asian="14pt"/>
    </style:style>
    <style:style style:name="T4" style:family="text">
      <style:text-properties fo:font-size="14pt" style:font-size-asian="14pt" style:font-size-complex="48pt"/>
    </style:style>
    <style:style style:name="T5" style:family="text">
      <style:text-properties fo:font-size="14pt" officeooo:rsid="00043e9b" style:font-size-asian="14pt" style:font-size-complex="48pt"/>
    </style:style>
    <style:style style:name="T6" style:family="text">
      <style:text-properties fo:font-size="14pt" style:font-size-asian="14pt" style:font-size-complex="18pt"/>
    </style:style>
    <style:style style:name="T7" style:family="text">
      <style:text-properties fo:font-size="14pt" officeooo:rsid="000440ac" style:font-size-asian="14pt" style:font-size-complex="18pt"/>
    </style:style>
    <style:style style:name="T8" style:family="text">
      <style:text-properties fo:font-size="14pt" officeooo:rsid="0004aaf4" style:font-size-asian="14pt" style:font-size-complex="18pt"/>
    </style:style>
    <style:style style:name="T9" style:family="text">
      <style:text-properties fo:font-size="14pt" style:font-size-asian="14pt" style:font-size-complex="20pt"/>
    </style:style>
    <style:style style:name="T10" style:family="text">
      <style:text-properties fo:font-size="14pt" officeooo:rsid="00084b3e" style:font-size-asian="14pt" style:font-size-complex="20pt"/>
    </style:style>
    <style:style style:name="T11" style:family="text">
      <style:text-properties fo:font-size="14pt" officeooo:rsid="0009acc5" style:font-size-asian="14pt" style:font-size-complex="20pt"/>
    </style:style>
    <style:style style:name="T12" style:family="text">
      <style:text-properties fo:font-size="14pt" officeooo:rsid="000b97e2" style:font-size-asian="14pt" style:font-size-complex="20pt"/>
    </style:style>
    <style:style style:name="T13" style:family="text">
      <style:text-properties fo:font-size="14pt" officeooo:rsid="0010eb88" style:font-size-asian="14pt" style:font-size-complex="20pt"/>
    </style:style>
    <style:style style:name="T14" style:family="text">
      <style:text-properties fo:font-size="14pt" officeooo:rsid="0011a82d" style:font-size-asian="14pt" style:font-size-complex="20pt"/>
    </style:style>
    <style:style style:name="T15" style:family="text">
      <style:text-properties fo:font-size="14pt" officeooo:rsid="00137d5e" style:font-size-asian="14pt" style:font-size-complex="20pt"/>
    </style:style>
    <style:style style:name="T16" style:family="text">
      <style:text-properties fo:font-size="14pt" officeooo:rsid="001aa9a2" style:font-size-asian="14pt" style:font-size-complex="20pt"/>
    </style:style>
    <style:style style:name="T17" style:family="text">
      <style:text-properties fo:font-size="14pt" officeooo:rsid="001f2ccc" style:font-size-asian="14pt" style:font-size-complex="20pt"/>
    </style:style>
    <style:style style:name="T18" style:family="text">
      <style:text-properties fo:font-size="14pt" officeooo:rsid="0021ccee" style:font-size-asian="14pt" style:font-size-complex="20pt"/>
    </style:style>
    <style:style style:name="T19" style:family="text">
      <style:text-properties fo:font-size="14pt" officeooo:rsid="00373d3b" style:font-size-asian="14pt" style:font-size-complex="20pt"/>
    </style:style>
    <style:style style:name="T20" style:family="text">
      <style:text-properties fo:font-size="14pt" officeooo:rsid="00383a62" style:font-size-asian="14pt" style:font-size-complex="20pt"/>
    </style:style>
    <style:style style:name="T21" style:family="text">
      <style:text-properties fo:font-size="14pt" officeooo:rsid="00055064" style:font-size-asian="14pt"/>
    </style:style>
    <style:style style:name="T22" style:family="text">
      <style:text-properties fo:font-size="14pt" officeooo:rsid="0007483b" style:font-size-asian="14pt"/>
    </style:style>
    <style:style style:name="T23" style:family="text">
      <style:text-properties fo:font-size="14pt" officeooo:rsid="00084b3e" style:font-size-asian="14pt"/>
    </style:style>
    <style:style style:name="T24" style:family="text">
      <style:text-properties fo:font-size="14pt" officeooo:rsid="00043e9b" style:font-size-asian="14pt" style:font-size-complex="14pt"/>
    </style:style>
    <style:style style:name="T25" style:family="text">
      <style:text-properties fo:font-size="14pt" officeooo:rsid="00370395" style:font-size-asian="14pt"/>
    </style:style>
    <style:style style:name="T26" style:family="text">
      <style:text-properties fo:font-size="14pt" fo:font-weight="bold" style:font-size-asian="14pt" style:font-weight-asian="bold" style:font-size-complex="20pt"/>
    </style:style>
    <style:style style:name="T27" style:family="text">
      <style:text-properties fo:font-size="14pt" style:text-underline-style="solid" style:text-underline-width="auto" style:text-underline-color="font-color" style:font-size-asian="14pt" style:font-size-complex="20pt"/>
    </style:style>
    <style:style style:name="T28" style:family="text">
      <style:text-properties fo:font-size="14pt" style:text-underline-style="solid" style:text-underline-width="auto" style:text-underline-color="font-color" officeooo:rsid="0009acc5" style:font-size-asian="14pt" style:font-size-complex="20pt"/>
    </style:style>
    <style:style style:name="T29" style:family="text">
      <style:text-properties fo:font-size="14pt" style:text-underline-style="solid" style:text-underline-width="auto" style:text-underline-color="font-color" officeooo:rsid="000b97e2" style:font-size-asian="14pt" style:font-size-complex="20pt"/>
    </style:style>
    <style:style style:name="T30" style:family="text">
      <style:text-properties fo:font-size="14pt" style:text-underline-style="solid" style:text-underline-width="auto" style:text-underline-color="font-color" officeooo:rsid="0011a82d" style:font-size-asian="14pt" style:font-size-complex="20pt"/>
    </style:style>
    <style:style style:name="T31" style:family="text">
      <style:text-properties fo:font-size="14pt" style:text-underline-style="solid" style:text-underline-width="auto" style:text-underline-color="font-color" officeooo:rsid="00137d5e" style:font-size-asian="14pt" style:font-size-complex="20pt"/>
    </style:style>
    <style:style style:name="T32" style:family="text">
      <style:text-properties fo:font-size="14pt" fo:font-style="normal" style:text-underline-style="solid" style:text-underline-width="auto" style:text-underline-color="font-color" officeooo:rsid="00043e9b" style:font-size-asian="14pt" style:font-style-asian="normal" style:font-size-complex="14pt" style:font-style-complex="normal"/>
    </style:style>
    <style:style style:name="T33" style:family="text">
      <style:text-properties fo:font-size="14pt" fo:font-style="normal" style:text-underline-style="solid" style:text-underline-width="auto" style:text-underline-color="font-color" officeooo:rsid="0010eb88" style:font-size-asian="14pt" style:font-style-asian="normal" style:font-size-complex="14pt" style:font-style-complex="normal"/>
    </style:style>
    <style:style style:name="T34" style:family="text">
      <style:text-properties fo:font-size="14pt" fo:font-style="normal" style:text-underline-style="solid" style:text-underline-width="auto" style:text-underline-color="font-color" officeooo:rsid="0011a82d" style:font-size-asian="14pt" style:font-style-asian="normal" style:font-size-complex="14pt" style:font-style-complex="normal"/>
    </style:style>
    <style:style style:name="T35" style:family="text">
      <style:text-properties fo:font-size="14pt" fo:font-style="normal" style:text-underline-style="solid" style:text-underline-width="auto" style:text-underline-color="font-color" officeooo:rsid="001f2ccc" style:font-size-asian="14pt" style:font-style-asian="normal" style:font-size-complex="14pt" style:font-style-complex="normal"/>
    </style:style>
    <style:style style:name="T36" style:family="text">
      <style:text-properties fo:font-size="14pt" fo:font-style="normal" officeooo:rsid="00043e9b" style:font-size-asian="14pt" style:font-style-asian="normal" style:font-size-complex="14pt" style:font-style-complex="normal"/>
    </style:style>
    <style:style style:name="T37" style:family="text">
      <style:text-properties fo:font-size="14pt" fo:font-style="normal" officeooo:rsid="0010eb88" style:font-size-asian="14pt" style:font-style-asian="normal" style:font-size-complex="14pt" style:font-style-complex="normal"/>
    </style:style>
    <style:style style:name="T38" style:family="text">
      <style:text-properties fo:font-size="14pt" fo:font-style="normal" officeooo:rsid="0011a82d" style:font-size-asian="14pt" style:font-style-asian="normal" style:font-size-complex="14pt" style:font-style-complex="normal"/>
    </style:style>
    <style:style style:name="T39" style:family="text">
      <style:text-properties fo:font-size="14pt" fo:font-style="normal" officeooo:rsid="001f2ccc" style:font-size-asian="14pt" style:font-style-asian="normal" style:font-size-complex="14pt" style:font-style-complex="normal"/>
    </style:style>
    <style:style style:name="T40" style:family="text">
      <style:text-properties fo:font-size="14pt" fo:font-style="normal" officeooo:rsid="00204fcc" style:font-size-asian="14pt" style:font-style-asian="normal" style:font-size-complex="14pt" style:font-style-complex="normal"/>
    </style:style>
    <style:style style:name="T41" style:family="text">
      <style:text-properties fo:font-size="14pt" fo:font-style="normal" officeooo:rsid="0021ccee" style:font-size-asian="14pt" style:font-style-asian="normal" style:font-size-complex="14pt" style:font-style-complex="normal"/>
    </style:style>
    <style:style style:name="T42" style:family="text">
      <style:text-properties fo:font-size="14pt" fo:font-style="normal" officeooo:rsid="00373d3b" style:font-size-asian="14pt" style:font-style-asian="normal" style:font-size-complex="14pt" style:font-style-complex="normal"/>
    </style:style>
    <style:style style:name="T43" style:family="text">
      <style:text-properties fo:font-size="14pt" fo:font-style="normal" officeooo:rsid="00383a62" style:font-size-asian="14pt" style:font-style-asian="normal" style:font-size-complex="14pt" style:font-style-complex="normal"/>
    </style:style>
    <style:style style:name="T44" style:family="text">
      <style:text-properties fo:font-size="14pt" fo:font-style="normal" style:text-underline-style="none" officeooo:rsid="00043e9b" style:font-size-asian="14pt" style:font-style-asian="normal" style:font-size-complex="14pt" style:font-style-complex="normal"/>
    </style:style>
    <style:style style:name="T45" style:family="text">
      <style:text-properties fo:font-size="14pt" fo:font-style="normal" fo:font-weight="normal" officeooo:rsid="00324374" style:font-size-asian="12.25pt" style:font-style-asian="normal" style:font-weight-asian="normal" style:font-size-complex="14pt" style:font-style-complex="normal" style:font-weight-complex="normal"/>
    </style:style>
    <style:style style:name="T46" style:family="text">
      <style:text-properties fo:font-size="14pt" style:text-underline-style="none" style:font-size-asian="14pt" style:font-size-complex="20pt"/>
    </style:style>
    <style:style style:name="T47" style:family="text">
      <style:text-properties fo:font-size="20pt" fo:font-weight="bold" style:font-size-asian="20pt" style:font-weight-asian="bold" style:font-size-complex="18pt"/>
    </style:style>
    <style:style style:name="T48" style:family="text">
      <style:text-properties fo:font-size="20pt" fo:font-weight="bold" officeooo:rsid="00084b3e" style:font-size-asian="20pt" style:font-weight-asian="bold" style:font-size-complex="18pt"/>
    </style:style>
    <style:style style:name="T49" style:family="text">
      <style:text-properties fo:font-size="20pt" fo:font-weight="bold" officeooo:rsid="0009acc5" style:font-size-asian="20pt" style:font-weight-asian="bold" style:font-size-complex="18pt"/>
    </style:style>
    <style:style style:name="T50" style:family="text">
      <style:text-properties fo:font-size="20pt" fo:font-weight="bold" officeooo:rsid="000b97e2" style:font-size-asian="20pt" style:font-weight-asian="bold" style:font-size-complex="18pt"/>
    </style:style>
    <style:style style:name="T51" style:family="text">
      <style:text-properties fo:font-size="20pt" fo:font-weight="bold" officeooo:rsid="000c764c" style:font-size-asian="20pt" style:font-weight-asian="bold" style:font-size-complex="18pt"/>
    </style:style>
    <style:style style:name="T52" style:family="text">
      <style:text-properties fo:font-size="20pt" fo:font-weight="bold" officeooo:rsid="00148242" style:font-size-asian="20pt" style:font-weight-asian="bold" style:font-size-complex="18pt"/>
    </style:style>
    <style:style style:name="T53" style:family="text">
      <style:text-properties fo:font-size="20pt" fo:font-weight="bold" officeooo:rsid="001aa9a2" style:font-size-asian="20pt" style:font-weight-asian="bold" style:font-size-complex="18pt"/>
    </style:style>
    <style:style style:name="T54" style:family="text">
      <style:text-properties fo:font-size="20pt" fo:font-weight="bold" officeooo:rsid="001f2ccc" style:font-size-asian="20pt" style:font-weight-asian="bold" style:font-size-complex="18pt"/>
    </style:style>
    <style:style style:name="T55" style:family="text">
      <style:text-properties fo:font-size="20pt" fo:font-weight="bold" officeooo:rsid="00306ac7" style:font-size-asian="20pt" style:font-weight-asian="bold" style:font-size-complex="18pt"/>
    </style:style>
    <style:style style:name="T56" style:family="text">
      <style:text-properties fo:font-size="18pt" style:font-size-asian="18pt" style:font-size-complex="18pt"/>
    </style:style>
    <style:style style:name="T57" style:family="text">
      <style:text-properties fo:font-size="18pt" officeooo:rsid="00043e9b" style:font-size-asian="18pt" style:font-size-complex="18pt"/>
    </style:style>
    <style:style style:name="T58" style:family="text">
      <style:text-properties fo:font-size="18pt" officeooo:rsid="000c764c" style:font-size-asian="18pt" style:font-size-complex="18pt"/>
    </style:style>
    <style:style style:name="T59" style:family="text">
      <style:text-properties officeooo:rsid="00055064"/>
    </style:style>
    <style:style style:name="T60" style:family="text">
      <style:text-properties officeooo:rsid="000c764c"/>
    </style:style>
    <style:style style:name="T61" style:family="text">
      <style:text-properties officeooo:rsid="000dc05c"/>
    </style:style>
    <style:style style:name="T62" style:family="text">
      <style:text-properties officeooo:rsid="001f2ccc"/>
    </style:style>
    <style:style style:name="T63" style:family="text">
      <style:text-properties officeooo:rsid="001fe5ea"/>
    </style:style>
    <style:style style:name="T64" style:family="text">
      <style:text-properties officeooo:rsid="002396ee"/>
    </style:style>
    <style:style style:name="T65" style:family="text">
      <style:text-properties officeooo:rsid="002838f3"/>
    </style:style>
    <style:style style:name="T66" style:family="text">
      <style:text-properties officeooo:rsid="002b8c9e"/>
    </style:style>
    <style:style style:name="T67" style:family="text">
      <style:text-properties officeooo:rsid="002d1097"/>
    </style:style>
    <style:style style:name="T68" style:family="text">
      <style:text-properties officeooo:rsid="00306ac7"/>
    </style:style>
    <style:style style:name="T69" style:family="text">
      <style:text-properties fo:font-variant="normal" fo:text-transform="none" fo:color="#000000" style:font-name="Times New Roman" fo:font-size="14pt" fo:letter-spacing="normal" fo:font-style="normal" fo:font-weight="normal" style:font-size-asian="14pt" style:font-size-complex="14pt"/>
    </style:style>
    <style:style style:name="T70" style:family="text">
      <style:text-properties fo:color="#000000" fo:font-size="14pt" fo:font-style="normal" fo:font-weight="normal" officeooo:rsid="00324374" style:font-size-asian="12.25pt" style:font-style-asian="normal" style:font-weight-asian="normal" style:font-size-complex="14pt" style:font-style-complex="normal" style:font-weight-complex="normal"/>
    </style:style>
    <style:style style:name="T71" style:family="text">
      <style:text-properties officeooo:rsid="0032ece7"/>
    </style:style>
    <style:style style:name="T72" style:family="text">
      <style:text-properties style:font-style-asian="italic" style:font-weight-asian="normal" style:font-style-complex="italic" style:font-weight-complex="normal"/>
    </style:style>
    <style:style style:name="T73" style:family="text">
      <style:text-properties officeooo:rsid="00397643"/>
    </style:style>
    <style:style style:name="T74" style:family="text">
      <style:text-properties fo:font-style="italic" officeooo:rsid="00043e9b" style:font-size-asian="14pt" style:font-style-asian="italic" style:font-size-complex="20pt"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Rapport projet </text:p>
      <text:p text:style-name="P35">Sokoban</text:p>
      <text:p text:style-name="P1"><text:span text:style-name="T1">Jeulin </text:span><text:span text:style-name="T2">Elian</text:span><text:span text:style-name="T1"> – S2D’</text:span></text:p>
      <text:p text:style-name="P6"/>
      <text:p text:style-name="P6"/>
      <text:p text:style-name="P6"/>
      <text:p text:style-name="P7">Ce rapport décrit la conception et la réalisation d’un programme de jeu en mode texte. </text:p>
      <text:p text:style-name="P3"><text:span text:style-name="T4">Dans ce jeu, </text:span><text:span text:style-name="T5">le joueur* doit faire que chaque caisse* recouvre une cible* pour que le niveau soit validé</text:span><text:span text:style-name="T4">.</text:span></text:p>
      <text:p text:style-name="P8"/>
      <text:p text:style-name="P3"><text:span text:style-name="T4">*</text:span><text:span text:style-name="T5">Les caractères associés à chacun sont:</text:span></text:p>
      <text:p text:style-name="P9">- ‘C’ pour la caisse</text:p>
      <text:p text:style-name="P9">- ‘P’ pour le joueur</text:p>
      <text:p text:style-name="P9">- ‘X’ pour la cible</text:p>
      <text:p text:style-name="P9">- ‘#’ un mur permettant de délimiter le terrain de jeu</text:p>
      <text:p text:style-name="P9">- ‘.’ une case vide</text:p>
      <text:p text:style-name="P9"/>
      <text:p text:style-name="P9"/>
      <text:p text:style-name="P10">Pour cela, nous devions programmer en plusieurs temps. </text:p>
      <text:p text:style-name="P10">Dans un premier temps, nous devions faire que le jeu marche bien avec la création d’une carte faites directement dans le programme. </text:p>
      <text:p text:style-name="P10">Dans un second temps, la création de la carte devait se créer grâce à la lecture d’un fichier texte. </text:p>
      <text:p text:style-name="P10"><text:span text:style-name="T68">E</text:span>nfin, les cartes devaient être gérée<text:span text:style-name="T61">s</text:span> par une base de donnée. </text:p>
      <text:p text:style-name="P9"/>
      <text:p text:style-name="P9"/>
      <text:p text:style-name="P9"/>
      <text:p text:style-name="P9"/>
      <text:p text:style-name="P9"/>
      <text:p text:style-name="P9"/>
      <text:p text:style-name="P9"/>
      <text:p text:style-name="P9"/>
      <text:p text:style-name="P9"/>
      <text:p text:style-name="P9"/>
      <text:p text:style-name="P25">Rapport Sokoban – Jeulin Elian – S2D’</text:p>
      <text:p text:style-name="P29"><text:soft-page-break/></text:p>
      <text:p text:style-name="P34">Plan du rapport</text:p>
      <text:p text:style-name="P29"/>
      <text:p text:style-name="P29"/>
      <text:p text:style-name="P29"/>
      <text:p text:style-name="P29"/>
      <text:list xml:id="list1249343544" text:style-name="WWNum1">
        <text:list-item>
          <text:p text:style-name="P81">Analyse…………………………………………………….<text:span text:style-name="T60">3</text:span></text:p>
          <text:list>
            <text:list-item>
              <text:p text:style-name="P81">Spécification des besoins……………………………..<text:span text:style-name="T60">3</text:span></text:p>
            </text:list-item>
            <text:list-item>
              <text:p text:style-name="P81">Conception……………………………………………<text:span text:style-name="T60">3</text:span></text:p>
            </text:list-item>
            <text:list-item>
              <text:p text:style-name="P81">Données et traitements……………………………......<text:span text:style-name="T60">4</text:span></text:p>
            </text:list-item>
          </text:list>
        </text:list-item>
      </text:list>
      <text:p text:style-name="P70"/>
      <text:p text:style-name="P70"/>
      <text:p text:style-name="P70"/>
      <text:p text:style-name="P70"/>
      <text:list xml:id="list161718555108114" text:continue-numbering="true" text:style-name="WWNum1">
        <text:list-item>
          <text:p text:style-name="P81">Réalisation…………………………………………………<text:span text:style-name="T60">4</text:span></text:p>
          <text:list>
            <text:list-item>
              <text:p text:style-name="P81">Organisation en packages…………………………….<text:span text:style-name="T60">4</text:span></text:p>
            </text:list-item>
            <text:list-item>
              <text:p text:style-name="P80"><text:span text:style-name="T56">Packag</text:span><text:span text:style-name="T57">e </text:span><text:span text:style-name="T56">Game………………………………………..</text:span><text:span text:style-name="T58">5</text:span></text:p>
            </text:list-item>
            <text:list-item>
              <text:p text:style-name="P81">Package <text:span text:style-name="T71">Board………………………………………..5</text:span></text:p>
            </text:list-item>
            <text:list-item>
              <text:p text:style-name="P81"><text:span text:style-name="T60">Package File…………...……………………………</text:span>..<text:span text:style-name="T60">6</text:span></text:p>
            </text:list-item>
            <text:list-item>
              <text:p text:style-name="P81"><text:span text:style-name="T60">Package Database……..</text:span>……………………………...<text:span text:style-name="T60">6</text:span></text:p>
            </text:list-item>
            <text:list-item>
              <text:p text:style-name="P82">Choix de collections………………………………….7</text:p>
            </text:list-item>
            <text:list-item>
              <text:p text:style-name="P83">Choix divers…………………………………………..7</text:p>
            </text:list-item>
          </text:list>
        </text:list-item>
      </text:list>
      <text:p text:style-name="P4"/>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Rapport Sokoban – Jeulin Elian – S2D’</text:p>
      <text:list xml:id="list1771921242" text:style-name="WWNum2">
        <text:list-header>
          <text:p text:style-name="P87"><text:soft-page-break/></text:p>
        </text:list-header>
        <text:list-item>
          <text:p text:style-name="P87">Analyse</text:p>
          <text:p text:style-name="P89"/>
          <text:list>
            <text:list-item>
              <text:p text:style-name="P84"><text:s/>Spécification des besoins</text:p>
            </text:list-item>
          </text:list>
        </text:list-item>
      </text:list>
      <text:p text:style-name="P2"><text:span text:style-name="T9">Le programme doit fonctionner en mode texte. </text:span><text:span text:style-name="T6">Le but est d’écrire un programme Java permettant de </text:span><text:span text:style-name="T7">jouer au jeu Sokoban</text:span><text:span text:style-name="T6">. </text:span></text:p>
      <text:p text:style-name="P5"><text:span text:style-name="T8">Ce jeu</text:span><text:span text:style-name="T6"> fonctionne de la manière suivante:</text:span></text:p>
      <text:p text:style-name="P13"><text:tab/>•Un terrain rectangulaire. Certaines cases sont occupées par des murs, qui <text:tab/>bloquent le passage. </text:p>
      <text:p text:style-name="P13"><text:tab/>• Sur le terrain, il y a des caisses. </text:p>
      <text:p text:style-name="P13"><text:tab/>• <text:span text:style-name="T61">U</text:span>n personnage déplacé (4 directions) par le joueur qui peut aller </text:p>
      <text:p text:style-name="P13"><text:tab/><text:tab/>- dans une case vide voisine</text:p>
      <text:p text:style-name="P13"><text:tab/><text:tab/>- ou pousser une série de caisses, si il y a une case vide derrière</text:p>
      <text:p text:style-name="P13"><text:tab/>• objectif : amener toutes les caisses vers des destinations indiquées. </text:p>
      <text:p text:style-name="P13"/>
      <text:p text:style-name="P2"><text:span text:style-name="T7">Les o</text:span><text:span text:style-name="T6">bjectif généraux du programme </text:span><text:span text:style-name="T7">sont de </text:span><text:span text:style-name="T6">permettre à un joueur de mener des parties sur des plateaux différents. </text:span><text:span text:style-name="T7">L</text:span><text:span text:style-name="T6">es plateaux seront obtenus à partir de différentes sources, </text:span><text:span text:style-name="T7">soit</text:span><text:span text:style-name="T6"> des fichiers, </text:span><text:span text:style-name="T7">soit </text:span><text:span text:style-name="T6">une base de données. </text:span></text:p>
      <text:p text:style-name="P12"/>
      <text:p text:style-name="P12"/>
      <text:list xml:id="list161718286008169" text:continue-numbering="true" text:style-name="WWNum2">
        <text:list-item>
          <text:list>
            <text:list-item>
              <text:p text:style-name="P85"><text:s/>Conception</text:p>
            </text:list-item>
          </text:list>
        </text:list-item>
      </text:list>
      <text:p text:style-name="P30"><text:span text:style-name="T26">Choix de conception:</text:span><text:span text:style-name="T9"> </text:span></text:p>
      <text:p text:style-name="P30"><text:span text:style-name="T3">Pour représenter l’état de l’interaction avec un joueur, </text:span><text:span text:style-name="T22">j’</text:span><text:span text:style-name="T3">utilise la classe Game, sur lequel l</text:span><text:span text:style-name="T22">e joueur</text:span><text:span text:style-name="T3"> agit en:</text:span></text:p>
      <text:p text:style-name="P21"/>
      <text:p text:style-name="P37"><text:span text:style-name="T3">• </text:span><text:span text:style-name="T21">Lui d</text:span><text:span text:style-name="T3">emandant</text:span><text:span text:style-name="T21"> </text:span><text:span text:style-name="T3">que </text:span><text:span text:style-name="T21">veut-il faire entre:</text:span></text:p>
      <text:p text:style-name="P38"><text:tab/>- Jouer au niveau 1 qui correspond à l’objectif 1</text:p>
      <text:p text:style-name="P38"><text:tab/>- Jouer au niveau 2 qui correspond à l’objectif 2</text:p>
      <text:p text:style-name="P38"><text:tab/>- Créer son propre niveau qui est un bonus que j’ai crée</text:p>
      <text:p text:style-name="P38"><text:tab/>- L’utilisation des bases de données qui correspond à l’objectif 3</text:p>
      <text:p text:style-name="P38"><text:tab/>- De quitter le jeu</text:p>
      <text:p text:style-name="P38"/>
      <text:p text:style-name="P45">Pour représenter l’interaction entre <text:span text:style-name="T61">l’administrateur</text:span> et la base de donnée, j’utilise la classe Administrator, sur lequel l’<text:span text:style-name="T61">adminitrateur</text:span> agit en:</text:p>
      <text:p text:style-name="P45"/>
      <text:p text:style-name="P39">• <text:span text:style-name="T59">Lui d</text:span>emandant<text:span text:style-name="T59"> </text:span>que <text:span text:style-name="T59">veut-il faire entre:</text:span></text:p>
      <text:p text:style-name="P39"><text:tab/>- Créer la base de donnée</text:p>
      <text:p text:style-name="P39"><text:tab/>- Lister tout les plateaux présents dans la base de donnée</text:p>
      <text:p text:style-name="P39"><text:tab/>- Montrer le contenu d’un plateau en fonction de son id</text:p>
      <text:p text:style-name="P39"/>
      <text:p text:style-name="P48">Rapport Sokoban – Jeulin Elian – S2D’</text:p>
      <text:p text:style-name="P39"><text:soft-page-break/><text:tab/>- Ajouter un plateau dans la base à partir d’un fichier</text:p>
      <text:p text:style-name="P40"><text:tab/>- Supprimer un plateau de la base de donnée</text:p>
      <text:p text:style-name="P41"><text:tab/>- Quitter le jeu</text:p>
      <text:p text:style-name="P42"/>
      <text:p text:style-name="P44"/>
      <text:list xml:id="list161718286835708" text:continue-numbering="true" text:style-name="WWNum2">
        <text:list-item>
          <text:list>
            <text:list-item>
              <text:p text:style-name="P86">Données et traitements</text:p>
            </text:list-item>
          </text:list>
        </text:list-item>
      </text:list>
      <text:p text:style-name="P16"/>
      <text:p text:style-name="P16">Pour une partie</text:p>
      <text:p text:style-name="P30"><text:span text:style-name="T9"><text:tab/></text:span><text:span text:style-name="T3">• </text:span><text:span text:style-name="T22">L</text:span><text:span text:style-name="T3">e programme lance les interactions avec le joueur </text:span><text:span text:style-name="T22">grâce à une boucle do <text:tab/>while qui vérifie que l’entrée du joueur est bonne.</text:span></text:p>
      <text:p text:style-name="P22"/>
      <text:p text:style-name="P30"><text:span text:style-name="T22"><text:tab/>• Par l’intermédiaire d’un switch il va </text:span><text:span text:style-name="T23">créer un plateau différent en fonction de <text:tab/>la demande du joueur </text:span><text:span text:style-name="T25">si il n’y a pas d’erreur de création comme par exemple <text:tab/>que la base de donnée n’est pas instanciée</text:span><text:span text:style-name="T22">.</text:span></text:p>
      <text:p text:style-name="P22"/>
      <text:p text:style-name="P30"><text:span text:style-name="T3"><text:tab/>• Il exécute une boucle tant que </text:span><text:span text:style-name="T23">la partie n’est pas finie, c’est à dire que toutes <text:tab/>les positions des cibles ne sont pas recouvertes par des caisses.</text:span></text:p>
      <text:p text:style-name="P23"/>
      <text:p text:style-name="P24"><text:tab/>• Il avertie le joueur quand il a passé le niveau, puis par l’intermédiaire d’un <text:tab/>while va relancer la boucle pour afficher le menu etc.</text:p>
      <text:p text:style-name="P24"/>
      <text:p text:style-name="P24"/>
      <text:list xml:id="list161718447817551" text:continue-numbering="true" text:style-name="WWNum2">
        <text:list-header>
          <text:p text:style-name="P88"/>
        </text:list-header>
        <text:list-item>
          <text:p text:style-name="P88">Réalisation</text:p>
        </text:list-item>
      </text:list>
      <text:p text:style-name="P56"/>
      <text:list xml:id="list161717969972285" text:continue-numbering="true" text:style-name="WWNum2">
        <text:list-item>
          <text:list>
            <text:list-item>
              <text:list>
                <text:list-item>
                  <text:list>
                    <text:list-item>
                      <text:list>
                        <text:list-item>
                          <text:list>
                            <text:list-item>
                              <text:list>
                                <text:list-item>
                                  <text:list>
                                    <text:list-item>
                                      <text:list>
                                        <text:list-item>
                                          <text:list>
                                            <text:list-header>
                                              <text:p text:style-name="P93"><text:span text:style-name="T48"><text:s text:c="8"/>a. </text:span><text:span text:style-name="T47">Organis</text:span><text:bookmark text:name="_GoBack"/><text:span text:style-name="T47">ation en packages</text:span></text:p>
                                            </text:list-header>
                                          </text:list>
                                        </text:list-item>
                                      </text:list>
                                    </text:list-item>
                                  </text:list>
                                </text:list-item>
                              </text:list>
                            </text:list-item>
                          </text:list>
                        </text:list-item>
                      </text:list>
                    </text:list-item>
                  </text:list>
                </text:list-item>
              </text:list>
            </text:list-item>
          </text:list>
        </text:list-item>
      </text:list>
      <text:p text:style-name="P31"><text:span text:style-name="T10">J’ai choisi</text:span><text:span text:style-name="T9"> de segmenter </text:span><text:span text:style-name="T10">le</text:span><text:span text:style-name="T9"> jeu en </text:span><text:span text:style-name="T10">quatre</text:span><text:span text:style-name="T9"> paquets: </text:span></text:p>
      <text:p text:style-name="P31"><text:span text:style-name="T9"><text:tab/>- </text:span><text:span text:style-name="T10">Le package Game</text:span><text:span text:style-name="T9"> gère plutôt l’affichage et le fonctionnement du jeu.</text:span></text:p>
      <text:p text:style-name="P31"><text:span text:style-name="T9"><text:tab/>- </text:span><text:span text:style-name="T10">Le package Board</text:span><text:span text:style-name="T9"> gère le plateau, les cases </text:span><text:span text:style-name="T10">et</text:span><text:span text:style-name="T9"> </text:span><text:span text:style-name="T10">les assets.</text:span></text:p>
      <text:p text:style-name="P17"><text:tab/>- Le package <text:span text:style-name="T68">File</text:span> gère tout ce qui est relatif aux fichiers.</text:p>
      <text:p text:style-name="P17"><text:tab/>- Le package <text:span text:style-name="T63">Database</text:span> gère la base de donnée du jeu.</text:p>
      <text:p text:style-name="P17"/>
      <text:p text:style-name="P17">Ces choix ont été fait dans l’optique de bien tout séparer les objectifs, les classes Board, <text:span text:style-name="T68">File</text:span> et <text:span text:style-name="T63">Database</text:span> font écho aux trois objectifs bien distincts de ce projet et doivent donc être séparé. Enfin le package Game est la relation entre les trois donc doit forcément être aussi un package à part.</text:p>
      <text:p text:style-name="P17"/>
      <text:p text:style-name="P17">Je ne pense pas qu’il faille encore plus segmenter car cette segmentation là me paraît optimal et cohérente et je ne vois pas ce qu’il pourrait y avoir de plus à segmenter.</text:p>
      <text:p text:style-name="P17"/>
      <text:p text:style-name="P46">Rapport Sokoban – Jeulin Elian – S2D’</text:p>
      <text:list xml:id="list161718572067926" text:continue-numbering="true" text:style-name="WWNum2">
        <text:list-item>
          <text:list>
            <text:list-header>
              <text:p text:style-name="P94"><text:soft-page-break/><text:span text:style-name="T49"><text:s text:c="9"/>b.</text:span><text:span text:style-name="T47"> Package Game</text:span></text:p>
              <text:p text:style-name="P90"/>
            </text:list-header>
          </text:list>
        </text:list-item>
      </text:list>
      <text:p text:style-name="P66"><text:span text:style-name="T27">Classe </text:span><text:span text:style-name="T28">Player</text:span><text:span text:style-name="T9">: Cette classe </text:span><text:span text:style-name="T13">étend la classe Menu. Elle </text:span><text:span text:style-name="T9">gère le déroulement du jeu (menu, fin de partie, etc…). </text:span><text:span text:style-name="T11">C</text:span><text:span text:style-name="T9">ette classe est composée du main et ce</text:span><text:span text:style-name="T11">tte</text:span><text:span text:style-name="T9"> </text:span><text:span text:style-name="T11">dernière</text:span><text:span text:style-name="T9"> gère le déroulement du jeu </text:span><text:span text:style-name="T11">du joueur</text:span><text:span text:style-name="T9">. Elle appelle la </text:span><text:span text:style-name="T11">classe Game</text:span><text:span text:style-name="T9"> pour gérer la partie.</text:span></text:p>
      <text:p text:style-name="P14"/>
      <text:p text:style-name="P14"/>
      <text:p text:style-name="P32"><text:span text:style-name="T9"><text:tab/></text:span><text:span text:style-name="T27">Classe </text:span><text:span text:style-name="T28">Game</text:span><text:span text:style-name="T9">: </text:span><text:span text:style-name="T11">Cette classe</text:span><text:span text:style-name="T9"> est c</text:span><text:span text:style-name="T11">onstruite à partir d’un plateau</text:span><text:span text:style-name="T9">. </text:span><text:span text:style-name="T11">Elle</text:span><text:span text:style-name="T9"> gère </text:span><text:span text:style-name="T11">notamment tout ce qui est les mécanismes du jeu. Les deux méthodes permettant de gérer cela sont oneTurn et playerMvt. La première permet de prendre les entrée du joueur et vérifier si l’entrée est valide. Puis, si elle est valide elle appelle la méthode playerMvt. Cette dernière va donc effectuer l’entrée du joueur et faire déplacer le joueur dans une direction si elle est possible. </text:span><text:span text:style-name="T19">Son constructeur est protected car seulement la classe Player qui est dans le même package doit l’implémenter.</text:span></text:p>
      <text:p text:style-name="P18"><text:span text:style-name="T64">J’ai</text:span> choisi de faire cette classe pour gérer tous les fonctionnements internes relatifs au jeu sans «polluer» la fonction main. </text:p>
      <text:p text:style-name="P20"/>
      <text:p text:style-name="P20"/>
      <text:p text:style-name="P52"><text:span text:style-name="T24"><text:tab/></text:span><text:span text:style-name="T32">Classe GamePlayerLeaves</text:span><text:span text:style-name="T36">: Cette classe étend Exception. Elle permet de gérer quand un joueur quitte le jeu. </text:span><text:span text:style-name="T41">C</text:span><text:span text:style-name="T36">ette exception </text:span><text:span text:style-name="T41">a été faites</text:span><text:span text:style-name="T36"> pour faciliter et rendre plus agréable </text:span><text:span text:style-name="T41">le</text:span><text:span text:style-name="T36"> code.</text:span></text:p>
      <text:p text:style-name="P49"/>
      <text:p text:style-name="P49"/>
      <text:p text:style-name="P53"><text:span text:style-name="T44"><text:tab/></text:span><text:span text:style-name="T32">Classe</text:span><text:span text:style-name="T33"> Menu</text:span><text:span text:style-name="T36">: </text:span><text:span text:style-name="T37">Étant donné que ce programme comporte deux main et donc deux menus j’ai crée cette classe pour ne pas dupliquer du code. Cette classe comporte donc toutes les méthodes qui permettent l’affichage général du menu. </text:span><text:span text:style-name="T42">Ses méthodes sont protected car elles doivent être utilisées seulement pas les classes héritants de Menu.</text:span></text:p>
      <text:p text:style-name="P49"/>
      <text:p text:style-name="P92"/>
      <text:p text:style-name="P92"/>
      <text:list xml:id="list161718773444587" text:continue-numbering="true" text:style-name="WWNum2">
        <text:list-item>
          <text:list>
            <text:list-item>
              <text:list>
                <text:list-item>
                  <text:list>
                    <text:list-header>
                      <text:p text:style-name="P95"><text:span text:style-name="T50"><text:s text:c="10"/>c. </text:span><text:span text:style-name="T47">Package Board</text:span></text:p>
                    </text:list-header>
                  </text:list>
                </text:list-item>
              </text:list>
              <text:p text:style-name="P91"/>
            </text:list-item>
          </text:list>
        </text:list-item>
      </text:list>
      <text:p text:style-name="P43"><text:span text:style-name="T27">Classe Board</text:span><text:span text:style-name="T9">: Classe qui gère le plateau, son affichage, </text:span><text:span text:style-name="T12">sa création</text:span><text:span text:style-name="T9">. Cette classe a été faite pour s’occuper du plateau qui est un tableau de tableau de cases (classe Tile</text:span><text:span text:style-name="T12">s</text:span><text:span text:style-name="T9">). </text:span><text:span text:style-name="T16">Elle est construite avec un nom, une taille et une hauteur. </text:span><text:span text:style-name="T19">Son constructeur est public car la plupart des classes doivent créer un nouveau plateau.</text:span></text:p>
      <text:p text:style-name="P15"/>
      <text:p text:style-name="P15"/>
      <text:p text:style-name="P72"><text:tab/></text:p>
      <text:p text:style-name="P75">Rapport Sokoban – Jeulin Elian – S2D’</text:p>
      <text:p text:style-name="P36"><text:soft-page-break/><text:span text:style-name="T27">Classe Tile</text:span><text:span text:style-name="T29">s</text:span><text:span text:style-name="T9">: Ce sont les cases du plateau, elle contienne une </text:span><text:span text:style-name="T12">asset</text:span><text:span text:style-name="T9"> qui les attribue un affichage. Faire un tableau de tableau de cases </text:span><text:span text:style-name="T12">me</text:span><text:span text:style-name="T9"> parai</text:span><text:span text:style-name="T12">ssait</text:span><text:span text:style-name="T9"> plus claire </text:span><text:span text:style-name="T12">et plus intuitif </text:span><text:span text:style-name="T9">qu</text:span><text:span text:style-name="T12">e des collections prenant les positions de chacune des assets différentes</text:span><text:span text:style-name="T9"> qui aurait été possible aussi. </text:span><text:span text:style-name="T16">Cette classe est construite avec une asset. </text:span><text:span text:style-name="T19">Son constructeur est protected car seulement la classe Board doit l’implémenter.</text:span></text:p>
      <text:p text:style-name="P73"/>
      <text:p text:style-name="P76"/>
      <text:p text:style-name="P67"><text:span text:style-name="T27">Enum </text:span><text:span text:style-name="T29">Asset</text:span><text:span text:style-name="T9">: Liste les </text:span><text:span text:style-name="T12">différents assets</text:span><text:span text:style-name="T9"> possibles d’une case (</text:span><text:span text:style-name="T12">Joueur</text:span><text:span text:style-name="T9">, </text:span><text:span text:style-name="T12">Cible, Caisse, Mur</text:span><text:span text:style-name="T9"> ou </text:span><text:span text:style-name="T12">V</text:span><text:span text:style-name="T9">ide). </text:span><text:span text:style-name="T18">Il était nécessaire de faire cette classe</text:span><text:span text:style-name="T9"> pour faciliter la création de case et bien distinguer </text:span><text:span text:style-name="T12">chaque assets</text:span><text:span text:style-name="T9">.</text:span></text:p>
      <text:p text:style-name="P47"/>
      <text:p text:style-name="P26"/>
      <text:list xml:id="list161719007530435" text:continue-numbering="true" text:style-name="WWNum2">
        <text:list-item>
          <text:list>
            <text:list-header>
              <text:p text:style-name="P78"><text:span text:style-name="T49"><text:s text:c="10"/></text:span><text:span text:style-name="T50">d</text:span><text:span text:style-name="T49">.</text:span><text:span text:style-name="T47"> Package </text:span><text:span text:style-name="T55">File</text:span></text:p>
              <text:p text:style-name="P91"/>
            </text:list-header>
          </text:list>
        </text:list-item>
      </text:list>
      <text:p text:style-name="P67"><text:span text:style-name="T27">Classe </text:span><text:span text:style-name="T30">TextBoardBuilder</text:span><text:span text:style-name="T9">: </text:span><text:span text:style-name="T14">Cette classe permet la récupération des informations d’un plateau tel que sa taille et sa hauteur, mais elle contient aussi dans un ArrayList les lignes du plateau permettant alors de restituer ce dernier dans le programme.</text:span></text:p>
      <text:p text:style-name="P15"/>
      <text:p text:style-name="P15"/>
      <text:p text:style-name="P33"><text:span text:style-name="T9"><text:tab/></text:span><text:span text:style-name="T27">Classe </text:span><text:span text:style-name="T30">FileBoardBuilder</text:span><text:span text:style-name="T9">: </text:span><text:span text:style-name="T11">Cette classe</text:span><text:span text:style-name="T9"> </text:span><text:span text:style-name="T14">étend BoardBuilder. Elle gère tout ce qui est relatif aux fichiers. En effet, c’est cette classe qui permet de lire ou créer un fichier, puis grâce à la classe TextBoardBuilder va restituer le plateau.</text:span></text:p>
      <text:p text:style-name="P28"/>
      <text:p text:style-name="P51"/>
      <text:p text:style-name="P51"/>
      <text:p text:style-name="P55"><text:span text:style-name="T44"><text:tab/></text:span><text:span text:style-name="T32">Classe </text:span><text:span text:style-name="T34">BoardBuilder</text:span><text:span text:style-name="T36">: Cette classe</text:span><text:span text:style-name="T38"> permet d’éviter la duplication de code entre les classes FileBoardBuilder et </text:span><text:span text:style-name="T39">Database</text:span><text:span text:style-name="T38">Builder notamment dans la restitution des informations pour créer le plateau. </text:span><text:span text:style-name="T42">Ses méthodes sont protected car elles doivent être utilisées seulement pas les classes héritants de </text:span><text:span text:style-name="T43">BoardBuilder</text:span><text:span text:style-name="T42">.</text:span></text:p>
      <text:p text:style-name="P50"/>
      <text:p text:style-name="P50"/>
      <text:list xml:id="list161718170955130" text:continue-numbering="true" text:style-name="WWNum2">
        <text:list-item>
          <text:list>
            <text:list-header>
              <text:p text:style-name="P78"><text:span text:style-name="T50"><text:s text:c="8"/>e. </text:span><text:span text:style-name="T47">Package </text:span><text:span text:style-name="T54">Database</text:span></text:p>
              <text:p text:style-name="P91"/>
            </text:list-header>
          </text:list>
        </text:list-item>
      </text:list>
      <text:p text:style-name="P43"><text:span text:style-name="T46"><text:tab/></text:span><text:span text:style-name="T27">Classe </text:span><text:span text:style-name="T30">Administrator</text:span><text:span text:style-name="T9">: Classe qui </text:span><text:span text:style-name="T14">gère l’interface administrateur/machine avec l’affichage du menu, le lancement des différentes méthodes, etc. Elle étend la classe Menu pour éviter une fois de plus la duplication de code. </text:span><text:span text:style-name="T20">Elle appelle la classe Database pour gérer tout ce qui est rapport avec les bases de données.</text:span></text:p>
      <text:p text:style-name="P15"/>
      <text:p text:style-name="P15"/>
      <text:p text:style-name="P72"><text:tab/></text:p>
      <text:p text:style-name="P74"/>
      <text:p text:style-name="P77">Rapport Sokoban – Jeulin Elian – S2D’</text:p>
      <text:p text:style-name="P36"><text:soft-page-break/><text:span text:style-name="T46"><text:tab/></text:span><text:span text:style-name="T27">Classe </text:span><text:span text:style-name="T31">Database</text:span><text:span text:style-name="T9">: </text:span><text:span text:style-name="T15">Cette classe gère toutes les commandes SQL permettant à la classe Administrator d’afficher ce qui est voulu. Elle est construite avec une Connection qui permet de se connecter à la base de donnée. </text:span><text:span text:style-name="T17">Chaque méthode à une référence précise qui correspond à un entier dans la classe Administrator. </text:span><text:span text:style-name="T20">Son constructeur et ses méthodes sont toutes protected car cette classe doit seulement être utilisée par les classes du même package</text:span></text:p>
      <text:p text:style-name="P19"/>
      <text:p text:style-name="P19"/>
      <text:p text:style-name="P54"><text:span text:style-name="T32">Classe </text:span><text:span text:style-name="T35">Database</text:span><text:span text:style-name="T34">Builder</text:span><text:span text:style-name="T36">: Cette classe étend </text:span><text:span text:style-name="T38">BoardBuilder</text:span><text:span text:style-name="T36">. Elle permet de gérer </text:span><text:span text:style-name="T38">l</text:span><text:span text:style-name="T40">a création</text:span><text:span text:style-name="T38"> des différents plateaux contenus dans la base de donnée </text:span><text:span text:style-name="T40">en utilisant la classe TextBoardBuilder</text:span><text:span text:style-name="T38">. </text:span></text:p>
      <text:p text:style-name="P68"/>
      <text:p text:style-name="P69"/>
      <text:list xml:id="list161719083626686" text:continue-numbering="true" text:style-name="WWNum2">
        <text:list-item>
          <text:list>
            <text:list-header>
              <text:p text:style-name="P95"><text:span text:style-name="T50"><text:s text:c="10"/></text:span><text:span text:style-name="T51">f</text:span><text:span text:style-name="T50">. </text:span><text:span text:style-name="T47">Choix de collections</text:span></text:p>
              <text:p text:style-name="P91"/>
            </text:list-header>
          </text:list>
        </text:list-item>
      </text:list>
      <text:p text:style-name="P27">Dans la classe TextBoardBuilder j’utilise un ArrayList car j’ai besoin d’un tableau dynamique étant donné que je ne sais pas d’avance combien il y aura de lignes à insérer. Ce tableau doit bien évidemment accepter les doublons mais de plus l’ordre est important étant donné que quand le programme devra reformer le plateau il devra restituer <text:span text:style-name="T62">ce dernier</text:span> dans l’ordre.</text:p>
      <text:p text:style-name="P27"/>
      <text:p text:style-name="P27"/>
      <text:p text:style-name="P27">Dans la classe Board, j’utilise <text:span text:style-name="T73">deux</text:span> ArrayList permettant d’enregistrer les positions <text:span text:style-name="T73">X et Y</text:span> de mes cibles. J’ai besoin de quelque chose de dynamique car je ne sais pas d’avance de combien sera composé<text:span text:style-name="T67">e</text:span> de cible<text:span text:style-name="T62">s</text:span> le plateau. <text:span text:style-name="T73">J’ai choisi d’utiliser une ArrayList car les entrées sont dans l’ordre donc je sais que la position X et ma position Y sont au même index ce qui fait qu’elles sont indissociables. Pour éviter les doublons, j’ai séparé ma méthode de pose en 2 méthodes distinctes. La première permet de changer la case en cible tandis que la deuxième permet d’enregistrer dans l’ArrayList. Ce choix à pour effet que quand un tableau est crée j’ajoute mes cibles sur le plateau et dans l’ArrayList. Par contre, quand je suis dans une partie sur un plateau crée je fais seulement la pose du pion.</text:span></text:p>
      <text:p text:style-name="P27"/>
      <text:p text:style-name="P27"/>
      <text:p text:style-name="P57"><text:span text:style-name="T52"><text:tab/></text:span><text:span text:style-name="T53">g</text:span><text:span text:style-name="T50">. </text:span><text:span text:style-name="T52">Choix d</text:span><text:span text:style-name="T53">ivers</text:span></text:p>
      <text:p text:style-name="P63"/>
      <text:p text:style-name="P97">Pour la création d<text:span text:style-name="T62">e son</text:span> propre plateau, j’<text:span text:style-name="T62">ai</text:span> laissé <text:span text:style-name="T62">au joueur</text:span> le libre droit, à ses risques et périls, de faire un plateau à plusieurs joueurs pour la simple est bonne raison qu’un niveau comportant plusieurs joueurs peut être très challengeant et intéressant si bien pensé. <text:span text:style-name="T65">J’ai aussi décidé de faire un contrôle au niveau de la largeur rentrée mais pas au niveau de la hauteur, ce qui veut dire que l’utilisateur peut faire un plateau vide,</text:span></text:p>
      <text:p text:style-name="P97"/>
      <text:p text:style-name="P97"><text:span text:style-name="T65">le</text:span><text:span text:style-name="T74">Rapport Sokoban – Jeulin Elian – S2D’</text:span></text:p>
      <text:p text:style-name="P97"><text:soft-page-break/><text:span text:style-name="T65">qui pour autant n’implémentera pas d’erreur et qui fera juste gagner le joueur dès </text:span></text:p>
      <text:p text:style-name="P96">premier mouvement étant donné qu’il n’y a pas de cible. Enfin, si l’utilisateur ne rentre pas de joueur, un joueur pas défaut sera présent en 0,0 et n’implémentera pas d’erreur. J’ai donc laissé au bon vouloir du joueur de créer son propre plateau qui fonctionne, ou non mais qui ne relèvera pas d’erreur dans mon programme.</text:p>
      <text:p text:style-name="P58"/>
      <text:p text:style-name="P59">Je n’ai pas fait beaucoup de tests unitaires car j’ai testé de moi même à maintes reprises le jeu pour voir si d’éventuels bugs pouvaient apparaître. Comme il y a une ‘‘interface graphique’’ et que les méthodes que j’ai créées ne sont pas vraiment mathématiques et sont directement applicables. Je pense qu’essayer directement son programme est à peu de choses prêt tout aussi efficace, dans ce cas-ci, que des tests unitaires<text:span text:style-name="T66"> notamment dans le cas des builders et des bases de données</text:span>.</text:p>
      <text:p text:style-name="P60">Pour ce qui est des tests unitaires sur les mouvements, la fonction playerMvt était de base en private mais j’ai du la mettre en protected pour pouvoir faire des tests dessus.</text:p>
      <text:p text:style-name="P62"/>
      <text:p text:style-name="P61">Pour ce qui est de l’utilisation des bases de données, on a tout d’abord l’affichage du contenu de la base de donnée, puis une demande à l’utilisateur pour savoir ce qu’il veut prendre. Et en fonction de l’ID rentrée va prévisualiser le plateau qui va être construit, l’utilisateur doit alors valider oui ou non. Seulement, j’ai laissé à </text:p>
      <text:p text:style-name="P61">l’utilisateur de rentrer un ID ne se trouvant pas dedans car ça affichera juste un plateau vide, ce qui n’est pas problématique mais juste inutile. C’est aussi pour cela</text:p>
      <text:p text:style-name="P60">qu’il y a la confirmation et la prévisualisation pour bien <text:span text:style-name="T68">montrer au joueur</text:span> si c’est bien le bon plateau qui va être construit.</text:p>
      <text:p text:style-name="P60"/>
      <text:p text:style-name="P64"><text:span text:style-name="T45">J’ai aussi utilisé une surcharge de la méthode showBoard car j’en avais besoin dans la classe DatabaseBuilder pour faire la prévisualisatio</text:span><text:span text:style-name="T70">n. J</text:span><text:span text:style-name="T69">e surcharge cette méthode pour l'adapter à cette nouvelle situation, cela permet aussi de ne pas alourdir la la méthode de base avec de nombreux paramètres génériques que je ne vais pas utiliser souvent.</text:span></text:p>
      <text:p text:style-name="P65">En effet j’ai besoin que chaque row de la base de donnée soit stockée dans l’ArrayList de mon TextBoardBuilder pour reconstituer le plateau. Et pour cela je dois donc retourner un TextBoardBuilder d’où une nouvelle fois mon choix de faire une surcharg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79"><text:span text:style-name="T72">Rapport Sokoban – Jeulin Elian – S2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ListLabel_20_1" style:display-name="ListLabel 1" style:family="text">
      <style:text-properties fo:font-size="18pt" style:font-size-asian="1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4T11:47:13.866000000</meta:creation-date>
    <dc:date>2021-05-29T16:17:17.657000000</dc:date>
    <meta:editing-duration>PT2H32M36S</meta:editing-duration>
    <meta:editing-cycles>41</meta:editing-cycles>
    <meta:generator>Trio_Office/6.2.8.2$Windows_x86 LibreOffice_project/</meta:generator>
    <meta:document-statistic meta:table-count="0" meta:image-count="0" meta:object-count="0" meta:page-count="8" meta:paragraph-count="113" meta:word-count="2119" meta:character-count="12855" meta:non-whitespace-character-count="10729"/>
  </office:meta>
</office:document-meta>
</file>